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1" svg:font-family="'Fira Mono'" style:font-pitch="fixed"/>
    <style:font-face style:name="Arial1" svg:font-family="Arial" style:font-pitch="variable"/>
    <style:font-face style:name="CMU Bright" svg:font-family="'CMU Bright'" style:font-adornments="SemiBold" style:font-pitch="variable"/>
    <style:font-face style:name="CMU Sans Serif Demi Condensed" svg:font-family="'CMU Sans Serif Demi Condensed'" style:font-adornments="DemiCondensed" style:font-pitch="variable"/>
    <style:font-face style:name="Cabin" svg:font-family="Cabin" style:font-adornments="Regular" style:font-pitch="variable"/>
    <style:font-face style:name="Carlito" svg:font-family="Carlito" style:font-adornments="Regular" style:font-pitch="variable"/>
    <style:font-face style:name="Droid Sans" svg:font-family="'Droid Sans'" style:font-adornments="Regular" style:font-pitch="variable"/>
    <style:font-face style:name="Fira Mono" svg:font-family="'Fira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CMU Sans Serif" svg:font-family="'CMU Sans Serif'" style:font-family-generic="swiss" style:font-pitch="variable"/>
    <style:font-face style:name="Carlito1" svg:font-family="Carlito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Arial4" svg:font-family="Arial" style:font-family-generic="system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4cm" fo:min-width="0cm"/>
    </style:style>
    <style:style style:name="P1" style:family="paragraph">
      <style:text-properties style:font-name="Nimbus Sans L" fo:font-style="normal" fo:font-weight="normal"/>
    </style:style>
    <style:style style:name="P2" style:family="paragraph">
      <loext:graphic-properties draw:fill="none"/>
      <style:paragraph-properties fo:text-align="center"/>
      <style:text-properties style:font-name="Nimbus Sans L" fo:font-style="normal" fo:font-weight="normal"/>
    </style:style>
    <style:style style:name="P3" style:family="paragraph">
      <style:text-properties style:font-name="Nimbus Sans L" fo:font-size="12pt" fo:font-style="normal" fo:font-weight="normal" style:font-size-asian="12pt" style:font-size-complex="12pt"/>
    </style:style>
    <style:style style:name="P4" style:family="paragraph">
      <loext:graphic-properties draw:fill="none" draw:fill-color="#ffffff"/>
      <style:text-properties style:font-name="Nimbus Sans L" fo:font-size="12pt" fo:font-style="normal" fo:font-weight="normal" style:font-size-asian="12pt" style:font-size-complex="12pt"/>
    </style:style>
    <style:style style:name="P5" style:family="paragraph">
      <loext:graphic-properties draw:fill="none" draw:fill-color="#ffffff"/>
      <style:text-properties style:font-name="Nimbus Sans L" fo:font-style="normal" fo:font-weight="normal"/>
    </style:style>
    <style:style style:name="T1" style:family="text">
      <style:text-properties style:font-name="Nimbus Sans L" fo:font-size="12pt" style:font-size-asian="12pt" style:font-size-complex="12pt"/>
    </style:style>
    <style:style style:name="T2" style:family="text">
      <style:text-properties style:font-name="Nimbus Sans 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spending_20_key" draw:text-style-name="P1" draw:layer="layout" svg:width="8.128cm" svg:height="1.778cm" svg:x="1.635cm" svg:y="3.667cm" draw:corner-radius="0.889cm">
          <text:p/>
        </draw:rect>
        <draw:rect draw:style-name="viewing_20_key" draw:text-style-name="P1" draw:layer="layout" svg:width="5.715cm" svg:height="1.27cm" svg:x="3.794cm" svg:y="3.921cm" draw:corner-radius="0.635cm">
          <text:p/>
        </draw:rect>
        <draw:rect draw:style-name="payment_20_address" draw:text-style-name="P1" draw:layer="layout" svg:width="4.445cm" svg:height="1.27cm" svg:x="1.762cm" svg:y="1.254cm" draw:corner-radius="0.635cm">
          <text:p/>
        </draw:rect>
        <draw:connector draw:style-name="gr1" draw:text-style-name="P2" draw:layer="layout" draw:type="line" svg:x1="2.716cm" svg:y1="4.054cm" svg:x2="2.683cm" svg:y2="2.43cm" draw:start-shape="id1" draw:end-shape="id2" draw:end-glue-point="2" svg:d="M2716 4054l-33-1624" svg:viewBox="0 0 34 1625">
          <text:p/>
        </draw:connector>
        <draw:g xml:id="id2" draw:id="id2">
          <draw:frame draw:style-name="gr2" draw:text-style-name="P4" draw:layer="layout" svg:width="0.951cm" svg:height="0.78cm" svg:x="2.399cm" svg:y="1.65cm">
            <draw:text-box>
              <text:p text:style-name="P3"><text:span text:style-name="T1">pk</text:span></text:p>
            </draw:text-box>
          </draw:frame>
          <draw:frame draw:style-name="gr2" draw:text-style-name="P5" draw:layer="layout" svg:width="0.853cm" svg:height="1.038cm" svg:x="2.016cm" svg:y="1.297cm">
            <draw:text-box>
              <text:p text:style-name="P1"><text:span text:style-name="T2">a</text:span></text:p>
            </draw:text-box>
          </draw:frame>
        </draw:g>
        <draw:g xml:id="id1" draw:id="id1">
          <draw:frame draw:style-name="gr2" draw:text-style-name="P4" draw:layer="layout" svg:width="0.925cm" svg:height="0.78cm" svg:x="2.445cm" svg:y="4.407cm">
            <draw:text-box>
              <text:p text:style-name="P3"><text:span text:style-name="T1">sk</text:span></text:p>
            </draw:text-box>
          </draw:frame>
          <draw:frame draw:style-name="gr2" draw:text-style-name="P5" draw:layer="layout" svg:width="0.853cm" svg:height="1.038cm" svg:x="2.062cm" svg:y="4.054cm">
            <draw:text-box>
              <text:p text:style-name="P1"><text:span text:style-name="T2">a</text:span></text:p>
            </draw:text-box>
          </draw:frame>
        </draw:g>
        <draw:connector draw:style-name="gr1" draw:text-style-name="P2" draw:layer="layout" draw:type="line" svg:x1="4.961cm" svg:y1="4.091cm" svg:x2="4.938cm" svg:y2="2.397cm" svg:d="M4961 4091l-23-1694" svg:viewBox="0 0 24 1695">
          <text:p/>
        </draw:connector>
        <draw:g>
          <draw:frame draw:style-name="gr2" draw:text-style-name="P4" draw:layer="layout" svg:width="1.188cm" svg:height="0.78cm" svg:x="4.754cm" svg:y="1.607cm">
            <draw:text-box>
              <text:p text:style-name="P3"><text:span text:style-name="T1">enc</text:span></text:p>
            </draw:text-box>
          </draw:frame>
          <draw:frame draw:style-name="gr3" draw:text-style-name="P5" draw:layer="layout" svg:width="1.272cm" svg:height="1.038cm" svg:x="4.042cm" svg:y="1.254cm">
            <draw:text-box>
              <text:p text:style-name="P1"><text:span text:style-name="T2">pk</text:span></text:p>
            </draw:text-box>
          </draw:frame>
        </draw:g>
        <draw:g>
          <draw:frame draw:style-name="gr2" draw:text-style-name="P4" draw:layer="layout" svg:width="1.188cm" svg:height="0.78cm" svg:x="4.777cm" svg:y="4.407cm">
            <draw:text-box>
              <text:p text:style-name="P3"><text:span text:style-name="T1">enc</text:span></text:p>
            </draw:text-box>
          </draw:frame>
          <draw:frame draw:style-name="gr3" draw:text-style-name="P5" draw:layer="layout" svg:width="1.272cm" svg:height="1.038cm" svg:x="4.064cm" svg:y="4.054cm">
            <draw:text-box>
              <text:p text:style-name="P1"><text:span text:style-name="T2">sk</text:span></text:p>
            </draw:text-box>
          </draw:frame>
        </draw:g>
        <draw:connector draw:style-name="gr1" draw:text-style-name="P2" draw:layer="layout" draw:type="line" svg:x1="7.731cm" svg:y1="4.091cm" svg:x2="7.708cm" svg:y2="2.397cm" svg:d="M7731 4091l-23-1694" svg:viewBox="0 0 24 1695">
          <text:p/>
        </draw:connector>
        <draw:g>
          <draw:frame draw:style-name="gr2" draw:text-style-name="P4" draw:layer="layout" svg:width="2.034cm" svg:height="0.78cm" svg:x="7.055cm" svg:y="1.607cm">
            <draw:text-box>
              <text:p text:style-name="P3"><text:span text:style-name="T1">disclose</text:span></text:p>
            </draw:text-box>
          </draw:frame>
          <draw:frame draw:style-name="gr3" draw:text-style-name="P5" draw:layer="layout" svg:width="1.272cm" svg:height="1.038cm" svg:x="6.332cm" svg:y="1.254cm">
            <draw:text-box>
              <text:p text:style-name="P1"><text:span text:style-name="T2">pk</text:span></text:p>
            </draw:text-box>
          </draw:frame>
        </draw:g>
        <draw:g>
          <draw:frame draw:style-name="gr2" draw:text-style-name="P4" draw:layer="layout" svg:width="2.034cm" svg:height="0.78cm" svg:x="7.003cm" svg:y="4.407cm">
            <draw:text-box>
              <text:p text:style-name="P3"><text:span text:style-name="T1">disclose</text:span></text:p>
            </draw:text-box>
          </draw:frame>
          <draw:frame draw:style-name="gr3" draw:text-style-name="P5" draw:layer="layout" svg:width="1.272cm" svg:height="1.038cm" svg:x="6.315cm" svg:y="4.054cm">
            <draw:text-box>
              <text:p text:style-name="P1"><text:span text:style-name="T2">sk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1" svg:font-family="'Fira Mono'" style:font-pitch="fixed"/>
    <style:font-face style:name="Arial1" svg:font-family="Arial" style:font-pitch="variable"/>
    <style:font-face style:name="CMU Bright" svg:font-family="'CMU Bright'" style:font-adornments="SemiBold" style:font-pitch="variable"/>
    <style:font-face style:name="CMU Sans Serif Demi Condensed" svg:font-family="'CMU Sans Serif Demi Condensed'" style:font-adornments="DemiCondensed" style:font-pitch="variable"/>
    <style:font-face style:name="Cabin" svg:font-family="Cabin" style:font-adornments="Regular" style:font-pitch="variable"/>
    <style:font-face style:name="Carlito" svg:font-family="Carlito" style:font-adornments="Regular" style:font-pitch="variable"/>
    <style:font-face style:name="Droid Sans" svg:font-family="'Droid Sans'" style:font-adornments="Regular" style:font-pitch="variable"/>
    <style:font-face style:name="Fira Mono" svg:font-family="'Fira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CMU Sans Serif" svg:font-family="'CMU Sans Serif'" style:font-family-generic="swiss" style:font-pitch="variable"/>
    <style:font-face style:name="Carlito1" svg:font-family="Carlito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Arial4" svg:font-family="Arial" style:font-family-generic="system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4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94bd5e" draw:opacity="4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yment_20_address" style:display-name="payment address" style:family="graphic" style:parent-style-name="standard">
      <style:graphic-properties draw:fill-color="#33cc66" draw:textarea-vertical-align="middle"/>
      <style:paragraph-properties fo:text-align="center"/>
    </style:style>
    <style:style style:name="spending_20_key" style:display-name="spending key" style:family="graphic" style:parent-style-name="standard">
      <style:graphic-properties draw:fill-color="#ff3333" draw:textarea-vertical-align="middle"/>
      <style:paragraph-properties fo:text-align="center"/>
    </style:style>
    <style:style style:name="viewing_20_key" style:display-name="viewing key" style:family="graphic" style:parent-style-name="standard">
      <style:graphic-properties draw:fill-color="#e6ff00" draw:textarea-vertical-align="middle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12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0T17:32:43.896610548</meta:creation-date>
    <dc:date>2016-02-14T00:43:11.873309006</dc:date>
    <meta:editing-duration>PT11M2S</meta:editing-duration>
    <meta:editing-cycles>7</meta:editing-cycles>
    <meta:generator>LibreOffice/5.0.2.2$Linux_X86_64 LibreOffice_project/00m0$Build-2</meta:generator>
    <meta:document-statistic meta:object-count="24"/>
  </office:meta>
</office:document-meta>
</file>